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a07" officeooo:paragraph-rsid="00074a07"/>
    </style:style>
    <style:style style:name="P2" style:family="paragraph" style:parent-style-name="Standard">
      <style:text-properties officeooo:rsid="000882ec" officeooo:paragraph-rsid="000882ec"/>
    </style:style>
    <style:style style:name="P3" style:family="paragraph" style:parent-style-name="Standard">
      <style:text-properties officeooo:rsid="000a7ee6" officeooo:paragraph-rsid="000a7ee6"/>
    </style:style>
    <style:style style:name="P4" style:family="paragraph" style:parent-style-name="Standard">
      <style:text-properties officeooo:rsid="000e93ed" officeooo:paragraph-rsid="000e93ed"/>
    </style:style>
    <style:style style:name="T1" style:family="text">
      <style:text-properties officeooo:rsid="000b4bf5"/>
    </style:style>
    <style:style style:name="T2" style:family="text">
      <style:text-properties officeooo:rsid="000d04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ion organiser 2 Comms Link Notes</text:p>
      <text:p text:style-name="P1"/>
      <text:p text:style-name="P1"/>
      <text:p text:style-name="P1">The 6303 has a serial IO capability on th efollowing pins:</text:p>
      <text:p text:style-name="P1"/>
      <text:p text:style-name="P1">Port2 Pin 3: Input (RX)</text:p>
      <text:p text:style-name="P1">Port2 Pin 4: Output (TX)</text:p>
      <text:p text:style-name="P1"/>
      <text:p text:style-name="P1">The rate of transmission is set up in registers as required.</text:p>
      <text:p text:style-name="P1"/>
      <text:p text:style-name="P2">The 74HC244 places signals on the SDx bus when OE is asserted. If OE is not asserted then datapack Rom accesses can be made as normal.</text:p>
      <text:p text:style-name="P2"/>
      <text:p text:style-name="P3">OE on the 74HC244 is driven from <text:span text:style-name="T1">the NAND of </text:span>SOE <text:span text:style-name="T1">and </text:span><text:span text:style-name="T2">the inversion of SS. </text:span></text:p>
      <text:p text:style-name="P4">So when SS is high and OE is high, the 74HC244 is enabled and pins 3 and 4 of the SDx bus are connected to the MAX232 driver.</text:p>
      <text:p text:style-name="P4">The Rom is disabled at this time as SOE is high so there is no contention.</text:p>
      <text:p text:style-name="P4"/>
      <text:p text:style-name="P4">When the driver is not attached to the SD bus the RX and TX lineson the 25 way connector appear to be undefined. There are no pull ups or downs on the schematic.</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05:48:10.842963295</meta:creation-date>
    <meta:generator>LibreOffice/6.4.7.2$Linux_X86_64 LibreOffice_project/40$Build-2</meta:generator>
    <dc:date>2021-12-30T06:10:57.464197213</dc:date>
    <meta:editing-duration>PT22M45S</meta:editing-duration>
    <meta:editing-cycles>6</meta:editing-cycles>
    <meta:document-statistic meta:table-count="0" meta:image-count="0" meta:object-count="0" meta:page-count="1" meta:paragraph-count="10" meta:word-count="157" meta:character-count="767" meta:non-whitespace-character-count="619"/>
  </office:meta>
</office:document-meta>
</file>